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fo:min-height="0cm" fo:min-width="0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margin-left="0cm" fo:margin-right="0cm" fo:text-align="center" fo:text-indent="0cm"/>
      <style:text-properties style:text-underline-style="none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name="Nand" draw:style-name="gr1" draw:text-style-name="P1" draw:layer="layout" svg:width="10.648cm" svg:height="5.233cm" svg:x="1.052cm" svg:y="1.05cm">
          <draw:glue-point draw:id="4" svg:x="-4.993cm" svg:y="-2.535cm" draw:escape-direction="left"/>
          <draw:glue-point draw:id="5" svg:x="-4.993cm" svg:y="2.535cm" draw:escape-direction="left"/>
          <text:p/>
          <draw:enhanced-geometry svg:viewBox="0 0 5000 2536" draw:text-areas="0 2836 5000 2936" draw:mirror-horizontal="false" draw:type="NonPrimitive" draw:enhanced-path="M 0 622 L 861 622 M 0 1914 L 861 1914 M 2775 0 L 861 0 861 2536 2775 2536 U 2775 1268 2536 2536 270 90 F N U 4234 1268 382 382 0 360 F N M 4426 1268 L 5000 1268 F N"/>
        </draw:custom-shape>
        <draw:custom-shape draw:name="And" draw:style-name="gr1" draw:text-style-name="P1" xml:id="id1" draw:id="id1" draw:layer="layout" svg:width="5.389cm" svg:height="3.102cm" svg:x="1.021cm" svg:y="7.357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text-areas="0 2937 5000 3037" draw:mirror-horizontal="false" draw:type="NonPrimitive" draw:enhanced-path="M 0 647 L 896 647 M 0 1990 L 896 1990 M 2886 0 L 896 0 896 2637 2886 2637 U 2886 1318 2637 2637 270 90 M 4204 1318 L 5000 1318 F N"/>
        </draw:custom-shape>
        <draw:custom-shape draw:name="Not" draw:style-name="gr1" draw:text-style-name="P1" xml:id="id2" draw:id="id2" draw:layer="layout" svg:width="4.471cm" svg:height="3.048cm" svg:x="7.258cm" svg:y="8.55cm">
          <text:p/>
          <draw:enhanced-geometry svg:viewBox="0 0 5000 3174" draw:text-areas="0 3474 5000 3574" draw:mirror-horizontal="false" draw:type="NonPrimitive" draw:enhanced-path="M 0 1587 L 1198 1587 F N M 1198 0 L 1198 3174 3946 1587 F Z N U 4186 1587 480 480 0 360 M 4425 1587 L 5000 1587 F N"/>
        </draw:custom-shape>
        <draw:connector draw:style-name="gr2" draw:text-style-name="P2" draw:layer="layout" draw:type="line" svg:x1="6.41cm" svg:y1="8.908cm" svg:x2="7.258cm" svg:y2="10.074cm" draw:start-shape="id1" draw:start-glue-point="1" draw:end-shape="id2" draw:end-glue-point="3" svg:d="M6410 8908l848 1166" svg:viewBox="0 0 849 11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3:30:11.941221152</meta:creation-date>
    <dc:date>2018-01-25T13:34:08.518070032</dc:date>
    <meta:editing-duration>PT3M56S</meta:editing-duration>
    <meta:editing-cycles>1</meta:editing-cycles>
    <meta:document-statistic meta:object-count="4"/>
    <meta:generator>LibreOffice/5.1.6.2$Linux_X86_64 LibreOffice_project/10m0$Build-2</meta:generator>
  </office:meta>
</office:document-meta>
</file>